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111966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paragraph-rsid="0014edc3" fo:background-color="#fffff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paragraph-rsid="00111966" fo:background-color="#fffff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1f995f" officeooo:paragraph-rsid="001f995f" fo:background-color="#fffff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251f63" officeooo:paragraph-rsid="00251f63" fo:background-color="#fffff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29ad1c" officeooo:paragraph-rsid="002a2f66" fo:background-color="#fffff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2a32b1" officeooo:paragraph-rsid="002a32b1" fo:background-color="#fffff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29ad1c" officeooo:paragraph-rsid="0029ad1c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29ad1c" officeooo:paragraph-rsid="002a2f66" fo:background-color="#fffff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29ad1c" officeooo:paragraph-rsid="002a32b1" fo:background-color="#fffff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5c2d91" style:font-name="Arial" fo:font-size="12pt" fo:letter-spacing="normal" fo:font-weight="bold" officeooo:rsid="0027067e" officeooo:paragraph-rsid="0027067e" fo:background-color="#fffff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5c2d91" style:font-name="Arial" fo:font-size="12pt" fo:letter-spacing="normal" fo:font-weight="bold" officeooo:paragraph-rsid="0027067e" fo:background-color="#fffff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c247e" officeooo:paragraph-rsid="000c247e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c9b91" officeooo:paragraph-rsid="000c9b91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c9b91" officeooo:paragraph-rsid="0014edc3" fo:background-color="#fffff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11966" officeooo:paragraph-rsid="00111966" fo:background-color="#fffff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rsid="000c247e" officeooo:paragraph-rsid="000c247e" fo:background-color="#fffff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0c247e" officeooo:paragraph-rsid="000c247e" fo:background-color="#ffffff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paragraph-rsid="0016da24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14edc3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16c318"/>
    </style:style>
    <style:style style:name="P22" style:family="paragraph" style:parent-style-name="Preformatted_20_Text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16da24"/>
    </style:style>
    <style:style style:name="P23" style:family="paragraph" style:parent-style-name="Preformatted_20_Text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22781f"/>
    </style:style>
    <style:style style:name="P24" style:family="paragraph" style:parent-style-name="Preformatted_20_Text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2347b2"/>
    </style:style>
    <style:style style:name="P25" style:family="paragraph" style:parent-style-name="Preformatted_20_Text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2898fb"/>
    </style:style>
    <style:style style:name="P26" style:family="paragraph" style:parent-style-name="Preformatted_20_Text">
      <style:paragraph-properties fo:text-align="start" style:justify-single-word="false"/>
      <style:text-properties fo:font-variant="normal" fo:text-transform="none" fo:color="#3d464d" style:font-name="Arial" fo:font-size="12pt" fo:letter-spacing="normal" fo:font-weight="normal" officeooo:rsid="000c9b91" officeooo:paragraph-rsid="0014edc3" style:font-size-asian="10.5pt" style:font-weight-asian="normal" style:font-size-complex="12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variant="normal" fo:text-transform="none" fo:color="#3d464d" style:font-name="Arial" fo:font-size="12pt" fo:letter-spacing="normal" fo:font-weight="normal" officeooo:paragraph-rsid="001ca5c5" fo:background-color="#ffffff" style:font-size-asian="12pt" style:font-size-complex="12pt"/>
    </style:style>
    <style:style style:name="T1" style:family="text">
      <style:text-properties officeooo:rsid="000c5654"/>
    </style:style>
    <style:style style:name="T2" style:family="text">
      <style:text-properties officeooo:rsid="000f37f4"/>
    </style:style>
    <style:style style:name="T3" style:family="text">
      <style:text-properties style:font-name="Source Serif Pro" fo:font-size="13.5pt" fo:font-style="normal" officeooo:rsid="00111966" style:font-weight-asian="normal" style:font-weight-complex="normal"/>
    </style:style>
    <style:style style:name="T4" style:family="text">
      <style:text-properties style:font-name="Source Serif Pro" fo:font-size="13.5pt" fo:font-style="normal" officeooo:rsid="00111966" loext:padding="0cm" loext:border="none"/>
    </style:style>
    <style:style style:name="T5" style:family="text">
      <style:text-properties style:font-name="Source Serif Pro" fo:font-style="normal" officeooo:rsid="00111966" style:font-weight-asian="normal" style:font-weight-complex="normal"/>
    </style:style>
    <style:style style:name="T6" style:family="text">
      <style:text-properties style:font-name="Source Serif Pro" fo:font-style="normal" officeooo:rsid="00111966" loext:padding="0cm" loext:border="none"/>
    </style:style>
    <style:style style:name="T7" style:family="text">
      <style:text-properties fo:font-style="normal"/>
    </style:style>
    <style:style style:name="T8" style:family="text">
      <style:text-properties fo:font-style="normal" style:font-weight-asian="normal" style:font-weight-complex="normal"/>
    </style:style>
    <style:style style:name="T9" style:family="text">
      <style:text-properties fo:font-style="normal" officeooo:rsid="00111966" style:font-weight-asian="normal" style:font-weight-complex="normal"/>
    </style:style>
    <style:style style:name="T10" style:family="text">
      <style:text-properties fo:font-style="normal" fo:font-weight="bold"/>
    </style:style>
    <style:style style:name="T11" style:family="text">
      <style:text-properties fo:font-style="normal" fo:font-weight="bold" style:font-weight-asian="bold" style:font-weight-complex="bold"/>
    </style:style>
    <style:style style:name="T12" style:family="text">
      <style:text-properties fo:font-style="normal" fo:font-weight="bold" officeooo:rsid="00111966" style:font-weight-asian="bold" style:font-weight-complex="bold"/>
    </style:style>
    <style:style style:name="T13" style:family="text">
      <style:text-properties fo:font-style="normal" fo:font-weight="bold" officeooo:rsid="0029ad1c" style:font-weight-asian="bold" style:font-weight-complex="bold"/>
    </style:style>
    <style:style style:name="T14" style:family="text">
      <style:text-properties fo:font-style="normal" officeooo:rsid="0027067e" style:font-weight-asian="bold" style:font-weight-complex="bold"/>
    </style:style>
    <style:style style:name="T15" style:family="text">
      <style:text-properties fo:color="#3d464d" style:font-name="Source Serif Pro" fo:font-size="13.5pt" fo:font-style="normal" officeooo:rsid="00111966" style:font-weight-asian="normal" style:font-weight-complex="normal"/>
    </style:style>
    <style:style style:name="T16" style:family="text">
      <style:text-properties fo:color="#3d464d" style:font-name="Source Serif Pro" fo:font-size="13.5pt" fo:font-style="normal" officeooo:rsid="00111966" loext:padding="0cm" loext:border="none"/>
    </style:style>
    <style:style style:name="T17" style:family="text">
      <style:text-properties fo:color="#3d464d" fo:font-style="normal" officeooo:rsid="00111966" style:font-weight-asian="normal" style:font-weight-complex="normal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16c31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9" style:family="text">
      <style:text-properties fo:font-variant="normal" fo:text-transform="none" fo:color="#000000" style:font-name="Arial" fo:font-size="12pt" fo:letter-spacing="normal" fo:font-style="normal" officeooo:rsid="0016c318" fo:background-color="#ffffff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Source Serif Pro" fo:font-size="12pt" fo:letter-spacing="normal" fo:font-style="normal" fo:font-weight="normal" officeooo:rsid="0016c31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000000" style:font-name="Source Serif Pro" fo:font-size="12pt" fo:letter-spacing="normal" fo:font-style="normal" fo:font-weight="normal" officeooo:rsid="0016c318" fo:background-color="#ffffff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000000" style:font-name="Source Serif Pro" fo:font-size="12pt" fo:letter-spacing="normal" fo:font-style="normal" officeooo:rsid="0016c318" fo:background-color="#ffffff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21409a" style:font-name="Source Serif Pro" fo:font-size="12pt" fo:letter-spacing="normal" fo:font-style="normal" officeooo:rsid="0016c318" fo:background-color="#ffffff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21409a" style:font-name="Source Serif Pro" fo:font-size="12pt" fo:letter-spacing="normal" fo:font-style="normal" fo:font-weight="normal" officeooo:rsid="0016c31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5" style:family="text">
      <style:text-properties fo:color="#000000" style:font-name="Arial" fo:font-style="normal" officeooo:rsid="00112956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6" style:family="text">
      <style:text-properties fo:color="#000000" style:font-name="Arial" fo:font-style="normal" officeooo:rsid="0016c31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7" style:family="text">
      <style:text-properties fo:color="#000000" style:font-name="Arial" fo:font-style="normal" officeooo:rsid="00112956" fo:background-color="#ffffff" loext:char-shading-value="0" style:font-size-asian="12pt" loext:padding="0cm" loext:border="none"/>
    </style:style>
    <style:style style:name="T28" style:family="text">
      <style:text-properties fo:color="#000000" style:font-name="Arial" fo:font-style="normal" fo:font-weight="bold" officeooo:rsid="0016c318" fo:background-color="#ffffff" loext:char-shading-value="0" style:font-size-asian="12pt" style:font-weight-asian="bold" style:font-size-complex="12pt" style:font-weight-complex="bold" loext:padding="0cm" loext:border="none"/>
    </style:style>
    <style:style style:name="T29" style:family="text">
      <style:text-properties fo:color="#000000" style:font-name="Arial" fo:font-style="normal" fo:font-weight="bold" officeooo:rsid="0022781f" fo:background-color="#ffffff" loext:char-shading-value="0" style:font-size-asian="12pt" style:font-weight-asian="bold" style:font-size-complex="12pt" style:font-weight-complex="bold" loext:padding="0cm" loext:border="none"/>
    </style:style>
    <style:style style:name="T30" style:family="text">
      <style:text-properties fo:color="#000000" style:font-name="Arial" fo:font-style="normal" fo:font-weight="bold" officeooo:rsid="00251f63" fo:background-color="#ffffff" loext:char-shading-value="0" style:font-size-asian="12pt" style:font-weight-asian="bold" style:font-size-complex="12pt" style:font-weight-complex="bold" loext:padding="0cm" loext:border="none"/>
    </style:style>
    <style:style style:name="T31" style:family="text">
      <style:text-properties fo:color="#000000" style:font-name="Arial" fo:font-style="normal" fo:font-weight="bold" officeooo:rsid="002347b2" fo:background-color="#ffffff" loext:char-shading-value="0" style:font-size-asian="12pt" style:font-weight-asian="bold" style:font-size-complex="12pt" style:font-weight-complex="bold" loext:padding="0cm" loext:border="none"/>
    </style:style>
    <style:style style:name="T32" style:family="text">
      <style:text-properties fo:color="#000000" style:font-name="Arial" fo:font-style="normal" fo:font-weight="bold" officeooo:rsid="002898fb" fo:background-color="#ffffff" loext:char-shading-value="0" style:font-size-asian="12pt" style:font-weight-asian="bold" style:font-size-complex="12pt" style:font-weight-complex="bold" loext:padding="0cm" loext:border="none"/>
    </style:style>
    <style:style style:name="T33" style:family="text">
      <style:text-properties fo:color="#000000" style:font-name="Arial" fo:font-style="normal" fo:font-weight="bold" officeooo:rsid="0016c318" style:font-weight-asian="bold" style:font-weight-complex="bold" loext:padding="0cm" loext:border="none"/>
    </style:style>
    <style:style style:name="T34" style:family="text">
      <style:text-properties fo:color="#000000" style:font-name="Arial" fo:font-style="normal" officeooo:rsid="0016c318" style:font-weight-asian="normal" style:font-weight-complex="normal" loext:padding="0cm" loext:border="none"/>
    </style:style>
    <style:style style:name="T35" style:family="text">
      <style:text-properties fo:color="#000000" style:font-name="Arial" fo:font-style="normal" officeooo:rsid="001ca5c5" style:font-weight-asian="normal" style:font-weight-complex="normal" loext:padding="0cm" loext:border="none"/>
    </style:style>
    <style:style style:name="T36" style:family="text">
      <style:text-properties fo:color="#000000" style:font-name="Arial" fo:font-style="normal" officeooo:rsid="001e1db3" style:font-weight-asian="normal" style:font-weight-complex="normal" loext:padding="0cm" loext:border="none"/>
    </style:style>
    <style:style style:name="T37" style:family="text">
      <style:text-properties fo:color="#000000" style:font-name="Arial" fo:font-size="12pt" fo:font-style="normal" officeooo:rsid="00111966" fo:background-color="#ffffff" loext:char-shading-value="0" style:font-size-asian="12pt" style:font-size-complex="12pt" loext:padding="0cm" loext:border="none"/>
    </style:style>
    <style:style style:name="T38" style:family="text">
      <style:text-properties fo:color="#000000" style:font-name="Arial" fo:font-size="12pt" fo:font-style="normal" officeooo:rsid="00111966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9" style:family="text">
      <style:text-properties fo:color="#000000" style:font-name="Arial" fo:font-size="12pt" fo:font-style="normal" officeooo:rsid="0016c31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40" style:family="text">
      <style:text-properties fo:color="#000000" fo:font-size="12pt" fo:background-color="#ffffff" loext:char-shading-value="0" style:font-size-asian="12pt" style:font-size-complex="12pt"/>
    </style:style>
    <style:style style:name="T41" style:family="text">
      <style:text-properties officeooo:rsid="0014edc3"/>
    </style:style>
    <style:style style:name="T42" style:family="text">
      <style:text-properties fo:color="#ce181e" fo:font-style="normal" officeooo:rsid="00111966" style:font-weight-asian="normal" style:font-weight-complex="normal"/>
    </style:style>
    <style:style style:name="T43" style:family="text">
      <style:text-properties fo:color="#ce181e" style:font-name="Arial" fo:font-style="normal" fo:font-weight="bold" officeooo:rsid="001ca5c5" style:font-weight-asian="bold" style:font-weight-complex="bold" loext:padding="0cm" loext:border="none"/>
    </style:style>
    <style:style style:name="T44" style:family="text">
      <style:text-properties fo:color="#ce181e" style:font-name="Arial" fo:font-style="normal" fo:font-weight="bold" officeooo:rsid="0016c318" fo:background-color="#ffffff" loext:char-shading-value="0" style:font-size-asian="12pt" style:font-weight-asian="bold" style:font-size-complex="12pt" style:font-weight-complex="bold" loext:padding="0cm" loext:border="none"/>
    </style:style>
    <style:style style:name="T45" style:family="text">
      <style:text-properties officeooo:rsid="00111966" style:font-weight-asian="normal" style:font-weight-complex="normal"/>
    </style:style>
    <style:style style:name="T46" style:family="text">
      <style:text-properties officeooo:rsid="00131d6e" style:font-weight-asian="normal" style:font-weight-complex="normal"/>
    </style:style>
    <style:style style:name="T47" style:family="text">
      <style:text-properties fo:color="#21409a" style:font-name="Arial" fo:font-style="normal" fo:font-weight="bold" officeooo:rsid="0016c318" fo:background-color="#ffffff" loext:char-shading-value="0" style:font-size-asian="12pt" style:font-weight-asian="bold" style:font-size-complex="12pt" style:font-weight-complex="bold" loext:padding="0cm" loext:border="none"/>
    </style:style>
    <style:style style:name="T48" style:family="text">
      <style:text-properties fo:color="#21409a" style:font-name="Arial" fo:font-style="normal" fo:font-weight="bold" officeooo:rsid="0016da24" fo:background-color="#ffffff" loext:char-shading-value="0" style:font-size-asian="12pt" style:font-weight-asian="bold" style:font-size-complex="12pt" style:font-weight-complex="bold" loext:padding="0cm" loext:border="none"/>
    </style:style>
    <style:style style:name="T49" style:family="text">
      <style:text-properties fo:color="#21409a" style:font-name="Arial" fo:font-style="normal" fo:font-weight="bold" officeooo:rsid="00111966" fo:background-color="#ffffff" loext:char-shading-value="0" style:font-size-asian="12pt" style:font-weight-asian="bold" style:font-size-complex="12pt" style:font-weight-complex="bold" loext:padding="0cm" loext:border="none"/>
    </style:style>
    <style:style style:name="T50" style:family="text">
      <style:text-properties fo:color="#21409a" style:font-name="Arial" fo:font-style="normal" fo:font-weight="bold" officeooo:rsid="0022781f" fo:background-color="#ffffff" loext:char-shading-value="0" style:font-size-asian="12pt" style:font-weight-asian="bold" style:font-size-complex="12pt" style:font-weight-complex="bold" loext:padding="0cm" loext:border="none"/>
    </style:style>
    <style:style style:name="T51" style:family="text">
      <style:text-properties fo:color="#21409a" style:font-name="Arial" fo:font-style="normal" fo:font-weight="bold" officeooo:rsid="00251f63" fo:background-color="#ffffff" loext:char-shading-value="0" style:font-size-asian="12pt" style:font-weight-asian="bold" style:font-size-complex="12pt" style:font-weight-complex="bold" loext:padding="0cm" loext:border="none"/>
    </style:style>
    <style:style style:name="T52" style:family="text">
      <style:text-properties fo:color="#21409a" style:font-name="Arial" fo:font-style="normal" fo:font-weight="bold" officeooo:rsid="002898fb" fo:background-color="#ffffff" loext:char-shading-value="0" style:font-size-asian="12pt" style:font-weight-asian="bold" style:font-size-complex="12pt" style:font-weight-complex="bold" loext:padding="0cm" loext:border="none"/>
    </style:style>
    <style:style style:name="T53" style:family="text">
      <style:text-properties fo:color="#21409a" style:font-name="Arial" fo:font-style="normal" fo:font-weight="bold" officeooo:rsid="00111966" fo:background-color="#ffffff" loext:char-shading-value="0" style:font-size-asian="12pt" style:font-weight-asian="bold" style:font-weight-complex="bold" loext:padding="0cm" loext:border="none"/>
    </style:style>
    <style:style style:name="T54" style:family="text">
      <style:text-properties fo:color="#21409a" fo:font-style="normal" fo:font-weight="bold"/>
    </style:style>
    <style:style style:name="T55" style:family="text">
      <style:text-properties fo:color="#21409a" fo:font-style="normal" fo:font-weight="bold" style:font-weight-asian="bold" style:font-weight-complex="bold"/>
    </style:style>
    <style:style style:name="T56" style:family="text">
      <style:text-properties fo:color="#21409a" fo:font-style="normal" fo:font-weight="bold" officeooo:rsid="00251f63" style:font-weight-asian="bold" style:font-weight-complex="bold"/>
    </style:style>
    <style:style style:name="T57" style:family="text">
      <style:text-properties fo:color="#21409a" fo:font-style="normal" fo:font-weight="bold" officeooo:rsid="00111966" style:font-weight-asian="bold" style:font-weight-complex="bold"/>
    </style:style>
    <style:style style:name="T58" style:family="text">
      <style:text-properties fo:color="#21409a" fo:font-style="normal" fo:font-weight="bold" officeooo:rsid="00111966"/>
    </style:style>
    <style:style style:name="T59" style:family="text">
      <style:text-properties fo:color="#21409a" fo:font-style="normal" fo:font-weight="bold" officeooo:rsid="002a2f66"/>
    </style:style>
    <style:style style:name="T60" style:family="text">
      <style:text-properties fo:color="#21409a" fo:font-style="normal" fo:font-weight="bold" officeooo:rsid="002a32b1"/>
    </style:style>
    <style:style style:name="T61" style:family="text">
      <style:text-properties fo:color="#21409a" fo:font-weight="bold" style:font-weight-asian="bold" style:font-weight-complex="bold"/>
    </style:style>
    <style:style style:name="T62" style:family="text">
      <style:text-properties fo:color="#21409a" fo:font-weight="bold" officeooo:rsid="000de053" style:font-weight-asian="bold" style:font-weight-complex="bold"/>
    </style:style>
    <style:style style:name="T63" style:family="text">
      <style:text-properties fo:color="#b2b2b2" style:font-name="Arial" fo:font-style="normal" fo:font-weight="bold" officeooo:rsid="00251f63" fo:background-color="#ffffff" loext:char-shading-value="0" style:font-size-asian="12pt" style:font-weight-asian="bold" style:font-size-complex="12pt" style:font-weight-complex="bold" loext:padding="0cm" loext:border="none"/>
    </style:style>
    <style:style style:name="T64" style:family="text">
      <style:text-properties fo:color="#666666" fo:font-style="normal"/>
    </style:style>
    <style:style style:name="T65" style:family="text">
      <style:text-properties fo:color="#666666" fo:font-style="normal" fo:font-weight="bold" style:font-weight-asian="bold" style:font-weight-complex="bold"/>
    </style:style>
    <style:style style:name="T66" style:family="text">
      <style:text-properties fo:color="#666666" fo:font-style="normal" fo:font-weight="bold" officeooo:rsid="00251f63" style:font-weight-asian="bold" style:font-weight-complex="bold"/>
    </style:style>
    <style:style style:name="T67" style:family="text">
      <style:text-properties fo:color="#003c3d" fo:font-style="normal" fo:font-weight="bold" style:font-weight-asian="bold" style:font-weight-complex="bold"/>
    </style:style>
    <style:style style:name="T68" style:family="text">
      <style:text-properties fo:color="#003c3d" fo:font-style="normal" fo:font-weight="bold" officeooo:rsid="00111966" style:font-weight-asian="bold" style:font-weight-complex="bold"/>
    </style:style>
    <style:style style:name="T69" style:family="text">
      <style:text-properties fo:color="#003c3d" fo:font-style="normal" style:font-weight-asian="normal" style:font-weight-complex="normal"/>
    </style:style>
    <style:style style:name="T70" style:family="text">
      <style:text-properties fo:color="#003c3d" fo:font-style="normal" officeooo:rsid="00111966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JQUERY</text:p>
      <text:p text:style-name="P18"/>
      <text:p text:style-name="P13">jquery traduz para funcionar em todos os navegadores</text:p>
      <text:p text:style-name="P13">- <text:span text:style-name="T1">compatibilidade</text:span></text:p>
      <text:p text:style-name="P13">- <text:span text:style-name="T1">Produtividade</text:span></text:p>
      <text:p text:style-name="P13"/>
      <text:p text:style-name="P14">o comando jquery tem que ser carregado antes do javascript</text:p>
      <text:p text:style-name="P14"/>
      <text:p text:style-name="P14"/>
      <text:p text:style-name="P2"><text:span text:style-name="T45"> </text:span><text:span text:style-name="T46">A f</text:span><text:span text:style-name="T9">unção </text:span><text:span text:style-name="T42">seletora</text:span><text:span text:style-name="T9"> </text:span><text:span text:style-name="T7">pode ser invocada de dois modos</text:span><text:span text:style-name="T9">:</text:span></text:p>
      <text:p text:style-name="P20"><text:span text:style-name="Source_20_Text"><text:span text:style-name="T25">1º </text:span></text:span><text:span text:style-name="Source_20_Text"><text:span text:style-name="T49">jQuery();</text:span></text:span></text:p>
      <text:p text:style-name="P26"><text:span text:style-name="Source_20_Text"><text:span text:style-name="T27">2º </text:span></text:span><text:span text:style-name="Source_20_Text"><text:span text:style-name="T53">$();</text:span></text:span></text:p>
      <text:p text:style-name="P26"><text:span text:style-name="Source_20_Text"><text:span text:style-name="T37"/></text:span></text:p>
      <text:p text:style-name="P15"><text:span text:style-name="T61">.text()</text:span> sem paramentros <text:span text:style-name="T2">recebe</text:span>. <text:s/><text:span text:style-name="T41">E </text:span>com parametros atribui <text:span text:style-name="T61">.</text:span><text:span text:style-name="T62">text(“abc”)</text:span></text:p>
      <text:p text:style-name="P14"/>
      <text:p text:style-name="P16">jquery é um framework</text:p>
      <text:p text:style-name="P1"><text:span text:style-name="Source_20_Text"><text:span text:style-name="T38"/></text:span></text:p>
      <text:p text:style-name="P21"><text:span text:style-name="Source_20_Text"><text:span text:style-name="T26"/></text:span></text:p>
      <text:p text:style-name="P22"><text:span text:style-name="Source_20_Text"><text:span text:style-name="T47">on(“</text:span></text:span><text:span text:style-name="Source_20_Text"><text:span text:style-name="T44">evento</text:span></text:span><text:span text:style-name="Source_20_Text"><text:span text:style-name="T47">”, function(){</text:span></text:span><text:span text:style-name="Source_20_Text"><text:span text:style-name="T48"> </text:span></text:span><text:span text:style-name="Source_20_Text"><text:span text:style-name="T47">}) </text:span></text:span><text:span text:style-name="Source_20_Text"><text:span text:style-name="T28">– </text:span></text:span><text:span text:style-name="Source_20_Text"><text:span text:style-name="T31">faz uma ação varias vezes</text:span></text:span></text:p>
      <text:p text:style-name="P24"><text:span text:style-name="Source_20_Text"><text:span text:style-name="T47">on</text:span></text:span><text:span text:style-name="Source_20_Text"><text:span text:style-name="T50">e</text:span></text:span><text:span text:style-name="Source_20_Text"><text:span text:style-name="T47">(“</text:span></text:span><text:span text:style-name="Source_20_Text"><text:span text:style-name="T44">evento</text:span></text:span><text:span text:style-name="Source_20_Text"><text:span text:style-name="T47">”, function(){</text:span></text:span><text:span text:style-name="Source_20_Text"><text:span text:style-name="T48"> </text:span></text:span><text:span text:style-name="Source_20_Text"><text:span text:style-name="T47">}) </text:span></text:span><text:span text:style-name="Source_20_Text"><text:span text:style-name="T28">– </text:span></text:span><text:span text:style-name="Source_20_Text"><text:span text:style-name="T31">faz uma ação apenas uma vez</text:span></text:span></text:p>
      <text:p text:style-name="P25"><text:span text:style-name="Source_20_Text"><text:span text:style-name="T32">ou só o evento EX: <text:s/></text:span></text:span><text:span text:style-name="Source_20_Text"><text:span text:style-name="T52">.click(function(){ }) <text:s/>.focus(function(){ })</text:span></text:span></text:p>
      <text:p text:style-name="P23"><text:span text:style-name="Source_20_Text"><text:span text:style-name="T47">.</text:span></text:span><text:span text:style-name="Source_20_Text"><text:span text:style-name="T48">val(); </text:span></text:span></text:p>
      <text:p text:style-name="P23"><text:span text:style-name="Source_20_Text"><text:span text:style-name="T63">$(“ID”)</text:span></text:span><text:span text:style-name="Source_20_Text"><text:span text:style-name="T48">.</text:span></text:span><text:span text:style-name="Source_20_Text"><text:span text:style-name="T50">attr(“</text:span></text:span><text:span text:style-name="Source_20_Text"><text:span text:style-name="T51">diseblsd</text:span></text:span><text:span text:style-name="Source_20_Text"><text:span text:style-name="T50">”,</text:span></text:span><text:span text:style-name="Source_20_Text"><text:span text:style-name="T51">true</text:span></text:span><text:span text:style-name="Source_20_Text"><text:span text:style-name="T50">) </text:span></text:span><text:span text:style-name="Source_20_Text"><text:span text:style-name="T29">– </text:span></text:span><text:span text:style-name="Source_20_Text"><text:span text:style-name="T30">Altera o valor </text:span></text:span></text:p>
      <text:p text:style-name="P22"><text:span text:style-name="Source_20_Text"><text:span text:style-name="T39"/></text:span></text:p>
      <text:p text:style-name="P19"><text:span text:style-name="Source_20_Text"><text:span text:style-name="T20">A função on() do jQuery, recebe como parâmetro </text:span></text:span><text:span text:style-name="Source_20_Text"><text:span text:style-name="Strong_20_Emphasis"><text:span text:style-name="T21">dois</text:span></text:span></text:span><text:span text:style-name="Source_20_Text"><text:span text:style-name="T20"> argumentos: O primeiro sendo uma </text:span></text:span><text:span text:style-name="Source_20_Text"><text:span text:style-name="Strong_20_Emphasis"><text:span text:style-name="T21">string</text:span></text:span></text:span><text:span text:style-name="Source_20_Text"><text:span text:style-name="T20"> com o </text:span></text:span><text:span text:style-name="Source_20_Text"><text:span text:style-name="Strong_20_Emphasis"><text:span text:style-name="T21">nome do evento</text:span></text:span></text:span><text:span text:style-name="Source_20_Text"><text:span text:style-name="T20"> que ela vai passar a escutar e o segundo uma </text:span></text:span><text:span text:style-name="Source_20_Text"><text:span text:style-name="Strong_20_Emphasis"><text:span text:style-name="T21">função</text:span></text:span></text:span><text:span text:style-name="Source_20_Text"><text:span text:style-name="T20">, com a </text:span></text:span><text:span text:style-name="Source_20_Text"><text:span text:style-name="Strong_20_Emphasis"><text:span text:style-name="T21">ação</text:span></text:span></text:span><text:span text:style-name="Source_20_Text"><text:span text:style-name="T20"> que ela deve executar quando o evento acontecer.</text:span></text:span><text:span text:style-name="T40"><text:line-break/></text:span><text:span text:style-name="Source_20_Text"><text:span text:style-name="T20">tanto a função </text:span></text:span><text:span text:style-name="Source_20_Text"><text:span text:style-name="Strong_20_Emphasis"><text:span text:style-name="T23">.text()</text:span></text:span></text:span><text:span text:style-name="Source_20_Text"><text:span text:style-name="T18"> </text:span></text:span><text:span text:style-name="Source_20_Text"><text:span text:style-name="T20">quanto a função</text:span></text:span><text:span text:style-name="Source_20_Text"><text:span text:style-name="T24"> </text:span></text:span><text:span text:style-name="Source_20_Text"><text:span text:style-name="Strong_20_Emphasis"><text:span text:style-name="T23">.val()</text:span></text:span></text:span><text:span text:style-name="Source_20_Text"><text:span text:style-name="Strong_20_Emphasis"><text:span text:style-name="T22"> conseguem </text:span></text:span></text:span><text:span text:style-name="Source_20_Text"><text:span text:style-name="T20">atribuir</text:span></text:span><text:span text:style-name="Source_20_Text"><text:span text:style-name="Strong_20_Emphasis"><text:span text:style-name="T19"> </text:span></text:span></text:span><text:span text:style-name="Source_20_Text"><text:span text:style-name="Strong_20_Emphasis"><text:span text:style-name="T22">e </text:span></text:span></text:span><text:span text:style-name="Source_20_Text"><text:span text:style-name="T20">pegar os valores de elementos do HTML, com cada uma focando em um tipo de elemento.</text:span></text:span></text:p>
      <text:p text:style-name="P3"><text:span text:style-name="T9"/></text:p>
      <text:p text:style-name="P4"><text:span text:style-name="T55"><text:s/></text:span><text:span text:style-name="T56">Var </text:span><text:span text:style-name="T66">tempo</text:span><text:span text:style-name="T56"> = </text:span><text:span text:style-name="T55">setInterval( function(){ <text:s/>},10000)</text:span><text:span text:style-name="T8"> </text:span><text:span text:style-name="T11">– executa uma função, com um tempo determinado no segundo parametro</text:span></text:p>
      <text:p text:style-name="P4"><text:span text:style-name="T8"/></text:p>
      <text:p text:style-name="P11"><text:span text:style-name="T7">if(</text:span><text:span text:style-name="T64">tempo</text:span><text:span text:style-name="T7"> &lt; 1 ){</text:span></text:p>
      <text:p text:style-name="P5"><text:span text:style-name="T57">c</text:span><text:span text:style-name="T55">learInterval(</text:span><text:span text:style-name="T65">tempo</text:span><text:span text:style-name="T55">) </text:span><text:span text:style-name="T11"><text:s/>– Interrompe a função</text:span></text:p>
      <text:p text:style-name="P12"><text:span text:style-name="T14">}</text:span></text:p>
      <text:p text:style-name="P3"><text:span text:style-name="T9"/></text:p>
      <text:p text:style-name="P7"><text:span text:style-name="T68">r</text:span><text:span text:style-name="T67">eady</text:span><text:span text:style-name="T8"> </text:span><text:span text:style-name="T11">–</text:span><text:span text:style-name="T13"> Carrega as funções quando a pagina e carregada</text:span></text:p>
      <text:p text:style-name="P6"><text:span text:style-name="T57">$</text:span><text:span text:style-name="T55">(document).</text:span><text:span text:style-name="T67">ready</text:span><text:span text:style-name="T55">(function() { </text:span></text:p>
      <text:p text:style-name="P6"><text:span text:style-name="T55"><text:tab/>nomeDaFuncao();</text:span></text:p>
      <text:p text:style-name="P6"><text:span text:style-name="T55"><text:tab/>nomeDaFuncao();</text:span></text:p>
      <text:p text:style-name="P6"><text:span text:style-name="T55">})</text:span><text:span text:style-name="T8"> </text:span></text:p>
      <text:p text:style-name="P10"><text:span text:style-name="T10">– Atalho</text:span><text:span text:style-name="T54"> </text:span></text:p>
      <text:p text:style-name="P10"><text:span text:style-name="T58">$</text:span><text:span text:style-name="T54">(function()</text:span><text:span text:style-name="T60">{</text:span></text:p>
      <text:p text:style-name="P8"><text:span text:style-name="T58"><text:tab/></text:span><text:span text:style-name="T54">nomeDaFuncao();</text:span></text:p>
      <text:p text:style-name="P9"><text:span text:style-name="T54"><text:tab/>nomeDaFuncao</text:span><text:span text:style-name="T59">2</text:span><text:span text:style-name="T54">();</text:span></text:p>
      <text:p text:style-name="P8"><text:span text:style-name="T60">}</text:span><text:span text:style-name="T58">);</text:span></text:p>
      <text:p text:style-name="P3"><text:span text:style-name="T9"/></text:p>
      <text:p text:style-name="P3"><text:span text:style-name="T9"/></text:p>
      <text:p text:style-name="P3"><text:span text:style-name="T5">A função </text:span><text:span text:style-name="Strong_20_Emphasis"><text:span text:style-name="T6">.click()</text:span></text:span><text:span text:style-name="T9"> </text:span><text:span text:style-name="T5">é uma função de atalho para a função </text:span><text:span text:style-name="Strong_20_Emphasis"><text:span text:style-name="T6">.on("click", ...)</text:span></text:span><text:span text:style-name="T9"> </text:span><text:span text:style-name="T5">.</text:span></text:p>
      <text:p text:style-name="P3"><text:span text:style-name="T5">Os eventos mais comuns do jQuery possuem funções de atalho ( ou shorthand functions, como na documentação) , por exemplo as funções </text:span><text:span text:style-name="Strong_20_Emphasis"><text:span text:style-name="T6">.blur</text:span></text:span><text:span text:style-name="T5">, </text:span><text:span text:style-name="Strong_20_Emphasis"><text:span text:style-name="T6">.focus</text:span></text:span><text:span text:style-name="T5">, </text:span><text:span text:style-name="Strong_20_Emphasis"><text:span text:style-name="T6">.change</text:span></text:span><text:span text:style-name="T5">, </text:span><text:span text:style-name="Strong_20_Emphasis"><text:span text:style-name="T6">.dblclick</text:span></text:span><text:span text:style-name="T5"> ...etc. </text:span></text:p>
      <text:p text:style-name="P3"><text:span text:style-name="T9"/></text:p>
      <text:p text:style-name="P3"><text:span text:style-name="T9"/></text:p>
      <text:p text:style-name="P3"><text:soft-page-break/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27"><text:span text:style-name="Source_20_Text"><text:span text:style-name="T33">Eventos</text:span></text:span><text:span text:style-name="Source_20_Text"><text:span text:style-name="T34">: </text:span></text:span></text:p>
      <text:p text:style-name="P27"><text:span text:style-name="Source_20_Text"><text:span text:style-name="T43">click</text:span></text:span><text:span text:style-name="Source_20_Text"><text:span text:style-name="T35"> – </text:span></text:span><text:span text:style-name="Source_20_Text"><text:span text:style-name="T36">A</text:span></text:span><text:span text:style-name="Source_20_Text"><text:span text:style-name="T35">o clicar </text:span></text:span></text:p>
      <text:p text:style-name="P27"><text:span text:style-name="Source_20_Text"><text:span text:style-name="T43">focus</text:span></text:span><text:span text:style-name="Source_20_Text"><text:span text:style-name="T35"> – </text:span></text:span><text:span text:style-name="Source_20_Text"><text:span text:style-name="T36">G</text:span></text:span><text:span text:style-name="Source_20_Text"><text:span text:style-name="T35">arante que esta em algum lugar mesmo se não foi clicado</text:span></text:span></text:p>
      <text:p text:style-name="P27"><text:span text:style-name="Source_20_Text"><text:span text:style-name="T43">dbclick</text:span></text:span><text:span text:style-name="Source_20_Text"><text:span text:style-name="T35"> – </text:span></text:span><text:span text:style-name="Source_20_Text"><text:span text:style-name="T36">Du</text:span></text:span><text:span text:style-name="Source_20_Text"><text:span text:style-name="T35">plo click</text:span></text:span></text:p>
      <text:p text:style-name="P27"><text:span text:style-name="Source_20_Text"><text:span text:style-name="T43">input</text:span></text:span><text:span text:style-name="Source_20_Text"><text:span text:style-name="T35"> – </text:span></text:span><text:span text:style-name="Source_20_Text"><text:span text:style-name="T36">T</text:span></text:span><text:span text:style-name="Source_20_Text"><text:span text:style-name="T35">em uma acao quando escreve algo em um &lt;input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1:21:11.537268846</meta:creation-date>
    <dc:date>2018-04-25T16:06:40.479147674</dc:date>
    <meta:editing-duration>PT3H27M54S</meta:editing-duration>
    <meta:editing-cycles>23</meta:editing-cycles>
    <meta:generator>LibreOffice/5.4.5.1$Linux_X86_64 LibreOffice_project/40m0$Build-1</meta:generator>
    <meta:document-statistic meta:table-count="0" meta:image-count="0" meta:object-count="0" meta:page-count="2" meta:paragraph-count="37" meta:word-count="263" meta:character-count="1683" meta:non-whitespace-character-count="1427"/>
  </office:meta>
</office:document-meta>
</file>